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5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6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7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8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9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0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1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2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3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4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5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6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7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8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9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20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21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22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25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26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2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29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30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1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32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3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34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7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38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41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42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43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44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45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46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47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48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53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54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57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58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59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60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61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62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63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64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65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66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67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68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69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70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71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72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73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74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75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76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77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78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79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80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81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82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83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84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85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86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87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88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89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90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91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92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justify" fo:margin-bottom="6.00p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justify" fo:margin-bottom="6.00pt"/>
    </style:style>
    <style:style style:name="P4" style:family="paragraph">
      <style:paragraph-properties fo:line-height="100.00%" fo:text-align="justify" fo:margin-bottom="6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justify" fo:margin-bottom="6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00.00%" fo:text-align="justify" fo:margin-bottom="6.00pt"/>
    </style:style>
    <style:style style:name="P9" style:family="paragraph">
      <style:paragraph-properties fo:line-height="100.00%" fo:text-align="justify"/>
    </style:style>
  </office:automatic-styles>
  <office:body>
    <office:text>
      <text:p text:style-name="P1"><text:span text:style-name="T1">Database Schema Design</text:span></text:p>
      <text:p text:style-name="P1"><text:span text:style-name="T2"/></text:p>
      <text:p text:style-name="P1"><text:span text:style-name="T3"/></text:p>
      <text:p text:style-name="P2"><text:span text:style-name="T4"/></text:p>
      <text:p text:style-name="P2"><text:span text:style-name="T5">1. Relationships</text:span></text:p>
      <text:p text:style-name="P2"><text:span text:style-name="T6">Clinic<text:s/></text:span><text:span text:style-name="T7">–</text:span><text:span text:style-name="T8"><text:s/>Doctor <text:tab/><text:tab/><text:tab/>M:N</text:span></text:p>
      <text:p text:style-name="P2"><text:span text:style-name="T9">Patient<text:s/></text:span><text:span text:style-name="T10">–</text:span><text:span text:style-name="T11"><text:s/>Clinic <text:tab/><text:tab/><text:tab/>M:N</text:span></text:p>
      <text:p text:style-name="P2"><text:span text:style-name="T12">Patient<text:s/></text:span><text:span text:style-name="T13">–</text:span><text:span text:style-name="T14"><text:s/>Visit <text:tab/><text:tab/><text:tab/>1:M</text:span></text:p>
      <text:p text:style-name="P2"><text:span text:style-name="T15">Visit<text:s/></text:span><text:span text:style-name="T16">–</text:span><text:span text:style-name="T17"><text:s/>Prescription<text:tab/><text:tab/><text:tab/>1:M<text:tab/></text:span></text:p>
      <text:p text:style-name="P2"><text:span text:style-name="T18">Visit<text:s/></text:span><text:span text:style-name="T19">–</text:span><text:span text:style-name="T20"><text:s/>Doctor<text:tab/> <text:tab/><text:tab/>1:1</text:span></text:p>
      <text:p text:style-name="P2"><text:span text:style-name="T21"/></text:p>
      <text:p text:style-name="P2"><text:span text:style-name="T22">1.1 EDM</text:span></text:p>
      <text:p text:style-name="P2"><draw:frame text:anchor-type="as-char" svg:width="136.14mm" svg:height="136.75mm" style:rel-width="scale" style:rel-height="scale"><draw:object-ole xlink:href="OleObj1"/><draw:image xlink:href="ObjectReplacements/OleObj1"/></draw:frame><text:span text:style-name="T24"/></text:p>
      <text:p text:style-name="P2"><text:span text:style-name="T24"/></text:p>
      <text:p text:style-name="P2"><text:span text:style-name="T24"/></text:p>
      <text:p text:style-name="P2"><text:span text:style-name="T24"/></text:p>
      <text:p text:style-name="P2"><text:span text:style-name="T24"/></text:p>
      <text:p text:style-name="P2"><text:span text:style-name="T24"/></text:p>
      <text:p text:style-name="P2"><text:span text:style-name="T24"/></text:p>
      <text:p text:style-name="P2"><text:span text:style-name="T24"/></text:p>
      <text:p text:style-name="P2"><text:span text:style-name="T24"/></text:p>
      <text:p text:style-name="P2"><text:span text:style-name="T24"/></text:p>
      <text:p text:style-name="P2"><text:span text:style-name="T24"/></text:p>
      <text:p text:style-name="P2"><text:span text:style-name="T24"/></text:p>
      <text:p text:style-name="P2"><text:span text:style-name="T24"/></text:p>
      <text:p text:style-name="P2"><text:span text:style-name="T24"/></text:p>
      <text:p text:style-name="P2"><text:span text:style-name="T24"/></text:p>
      <text:p text:style-name="P2"><text:span text:style-name="T24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>1.2 Assumptions</text:span></text:p>
      <text:list text:style-name="L3">
        <text:list-item>
          <text:p text:style-name="P3"><text:span text:style-name="T26">Clinic can have many doctors; a doctor can work at many clinics at different times.</text:span></text:p>
        </text:list-item>
        <text:list-item>
          <text:p text:style-name="P3"><text:span text:style-name="T26">Clinic can have many patients; a patient can visit many clinics at different times.</text:span></text:p>
        </text:list-item>
        <text:list-item>
          <text:p text:style-name="P3"><text:span text:style-name="T26">Patient can make an appointment to many doctors at different times; an appointment belongs to a particular patient.</text:span></text:p>
        </text:list-item>
        <text:list-item>
          <text:p text:style-name="P3"><text:span text:style-name="T26">Doctor can have many appointments, each appointment has one doctor.</text:span><text:span text:style-name="T27"/></text:p>
        </text:list-item>
        <text:list-item>
          <text:p text:style-name="P3"><text:span text:style-name="T28">Each appointment can have more than one prescription,<text:s text:c="2"/>a prescription belongs to a particular appointment</text:span></text:p>
        </text:list-item>
        <text:list-item>
          <text:p text:style-name="P3"><text:span text:style-name="T28">A patient can have multiples prescription but a prescription belongs to one patient</text:span></text:p>
        </text:list-item>
      </text:list>
      <text:p text:style-name="P4"><text:span text:style-name="T28"/></text:p>
      <text:p text:style-name="P4"><text:span text:style-name="T29">1.3 ERD</text:span></text:p>
      <text:p text:style-name="P4"><text:span text:style-name="T29">Step 1. Regular entities</text:span></text:p>
      <text:p text:style-name="P4"><text:span text:style-name="T30">Clinic(</text:span><text:span text:style-name="T31">clid</text:span><text:span text:style-name="T32">, claddress, clpostcode, clphone)</text:span></text:p>
      <text:p text:style-name="P4"><text:span text:style-name="T32">Doctor(</text:span><text:span text:style-name="T33">docid</text:span><text:span text:style-name="T34">, docfname, doclname,<text:s/></text:span><text:span text:style-name="T35">speciality, cost</text:span><text:span text:style-name="T36">)</text:span></text:p>
      <text:p text:style-name="P4"><text:span text:style-name="T36">Patient(</text:span><text:span text:style-name="T37">pid</text:span><text:span text:style-name="T38">, plname,<text:s/></text:span><text:span text:style-name="T39">pfname, bdate</text:span><text:span text:style-name="T40">)</text:span></text:p>
      <text:p text:style-name="P4"><text:span text:style-name="T40">Visit(</text:span><text:span text:style-name="T41">vId,</text:span><text:span text:style-name="T42"><text:s/>vdate, complaints, status)</text:span></text:p>
      <text:p text:style-name="P4"><text:span text:style-name="T42">Prescription(</text:span><text:span text:style-name="T43">PrescId</text:span><text:span text:style-name="T44">,<text:s text:c="2"/>prmedicine, prusage)</text:span></text:p>
      <text:p text:style-name="P4"><text:span text:style-name="T44"/></text:p>
      <text:p text:style-name="P4"><text:span text:style-name="T45">Step 2. One-to-one relationships</text:span></text:p>
      <text:p text:style-name="P4"><text:span text:style-name="T46"/></text:p>
      <text:p text:style-name="P4"><text:span text:style-name="T46">None</text:span></text:p>
      <text:p text:style-name="P4"><text:span text:style-name="T46"/></text:p>
      <text:p text:style-name="P4"><text:span text:style-name="T47">Step 3. One-to-Many</text:span></text:p>
      <text:p text:style-name="P4"><text:span text:style-name="T48"/></text:p>
      <text:p text:style-name="P5"><text:span text:style-name="T49">visit(<text:s/></text:span><text:span text:style-name="T50">vId</text:span><text:span text:style-name="T51">, vdate, complaints, Pid*, Did*)</text:span></text:p>
      <text:p text:style-name="P6"><text:span text:style-name="T52">Prescription(</text:span><text:span text:style-name="T53">PrescId</text:span><text:span text:style-name="T54">,<text:s text:c="2"/>Medicine, usage, vId*, pid*)</text:span></text:p>
      <text:p text:style-name="P7"><text:span text:style-name="T55"/></text:p>
      <text:p text:style-name="P8"><text:span text:style-name="T56"/></text:p>
      <text:p text:style-name="P8"><text:span text:style-name="T56"/></text:p>
      <text:p text:style-name="P8"><text:span text:style-name="T56"/></text:p>
      <text:p text:style-name="P8"><text:span text:style-name="T56"/></text:p>
      <text:p text:style-name="P8"><text:span text:style-name="T57">Step 4. Many-to-Many</text:span></text:p>
      <text:p text:style-name="P8"><text:span text:style-name="T58"/></text:p>
      <text:p text:style-name="P8"><text:span text:style-name="T58">Clinic<text:s/></text:span><text:span text:style-name="T59">–</text:span><text:span text:style-name="T60"><text:s/>Doctor</text:span></text:p>
      <text:p text:style-name="P8"><text:span text:style-name="T61">Clinic_Doctor(</text:span><text:span text:style-name="T62">docid*</text:span><text:span text:style-name="T63">,</text:span><text:span text:style-name="T64"><text:s/>clid*</text:span><text:span text:style-name="T65">, speciality)</text:span></text:p>
      <text:p text:style-name="P8"><text:span text:style-name="T65"/></text:p>
      <text:p text:style-name="P8"><text:span text:style-name="T65">Patient<text:s/></text:span><text:span text:style-name="T66">–</text:span><text:span text:style-name="T67"><text:s/>Clinic</text:span></text:p>
      <text:p text:style-name="P8"><text:span text:style-name="T68">Clinic_pacient(</text:span><text:span text:style-name="T69">pid*</text:span><text:span text:style-name="T70">,<text:s/></text:span><text:span text:style-name="T71">clid*)</text:span></text:p>
      <text:p text:style-name="P8"><text:span text:style-name="T71"/></text:p>
      <text:p text:style-name="P8"><text:span text:style-name="T72"/></text:p>
      <text:p text:style-name="P8"><text:span text:style-name="T73">1.3 Final Schema</text:span></text:p>
      <text:p text:style-name="P8"><text:span text:style-name="T74">Clinic(</text:span><text:span text:style-name="T75">clid</text:span><text:span text:style-name="T76">, claddress, clpostcode, clphone)</text:span></text:p>
      <text:p text:style-name="P8"><text:span text:style-name="T76">Doctor(</text:span><text:span text:style-name="T77">docid</text:span><text:span text:style-name="T78">, docfname, doclname, speciality, cost)</text:span></text:p>
      <text:p text:style-name="P8"><text:span text:style-name="T78">Patient(</text:span><text:span text:style-name="T79">pid</text:span><text:span text:style-name="T80">, plname, pfname, bdate)</text:span></text:p>
      <text:p text:style-name="P8"><text:span text:style-name="T80">visit(<text:s/></text:span><text:span text:style-name="T81">vId</text:span><text:span text:style-name="T82">, vdate, complaints, Pid*, Docid*)</text:span></text:p>
      <text:p text:style-name="P8"><text:span text:style-name="T82">Prescription(</text:span><text:span text:style-name="T83">PrescId</text:span><text:span text:style-name="T84">,<text:s text:c="2"/>Medicine, usage, vId*, pid*)</text:span></text:p>
      <text:p text:style-name="P8"><text:span text:style-name="T84">Clinic_Doctor(</text:span><text:span text:style-name="T85">docid*</text:span><text:span text:style-name="T86">,<text:s/></text:span><text:span text:style-name="T87">clid*</text:span><text:span text:style-name="T88">, shift)</text:span></text:p>
      <text:p text:style-name="P8"><text:span text:style-name="T88">Clinic_pacient(</text:span><text:span text:style-name="T89">pid*</text:span><text:span text:style-name="T90">,<text:s/></text:span><text:span text:style-name="T91">clid*</text:span><text:span text:style-name="T92">)</text:span></text:p>
      <text:p text:style-name="P8"><text:span text:style-name="T92"/></text:p>
      <text:p text:style-name="P8"><text:span text:style-name="T92"/></text:p>
      <text:p text:style-name="P9"><text:span text:style-name="T9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